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7be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MCQ 1</text:span>: Collections Design</text:p>
      <text:p text:style-name="Standard">A developer is implementing student enrollments where each student can enroll in multiple courses. The system should allow quick lookup of a student and their enrolled courses.</text:p>
      <text:p text:style-name="Standard">Which is the most optimal data structure?</text:p>
      <text:p text:style-name="Standard">A. ArrayList&lt;Course&gt; for all students</text:p>
      <text:p text:style-name="Standard">B. HashMap&lt;Student, ArrayList&lt;Course&gt;&gt;</text:p>
      <text:p text:style-name="Standard">C. HashSet&lt;Course&gt; for each student</text:p>
      <text:p text:style-name="Standard">D. LinkedList&lt;Student&gt; with <text:span text:style-name="T2">Course</text:span> objects</text:p>
      <text:p text:style-name="P1"><text:span text:style-name="T1">A</text:span>nswer=B</text:p>
      <text:p text:style-name="Standard"/>
      <text:p text:style-name="Standard"><text:span text:style-name="T5">MCQ 2</text:span>: Exception Handling Scenario</text:p>
      <text:p text:style-name="Standard">During enrollment, a student enters a negative course fee, causing incorrect processing. The developer wants to ensure invalid data is handled properly.</text:p>
      <text:p text:style-name="Standard">What is the best approach?</text:p>
      <text:p text:style-name="Standard">A. Ignore invalid input</text:p>
      <text:p text:style-name="Standard">B. Use try-catch only</text:p>
      <text:p text:style-name="Standard">C. Throw a custom exception like InvalidFeeException</text:p>
      <text:p text:style-name="Standard">D. Use if-else without exception</text:p>
      <text:p text:style-name="P1"><text:span text:style-name="T1">A</text:span>nswer=c</text:p>
      <text:p text:style-name="Standard"/>
      <text:p text:style-name="Standard"><text:span text:style-name="T3">MCQ 3</text:span>: Multithreading Use Case</text:p>
      <text:p text:style-name="Standard">The system simulates enrollment processing using a thread. However, multiple threads are accessing the same enrollment list, causing inconsistent results.</text:p>
      <text:p text:style-name="Standard">What should be done?</text:p>
      <text:p text:style-name="Standard">A. Remove multithreading</text:p>
      <text:p text:style-name="Standard">B. Use synchronized block or thread-safe collection</text:p>
      <text:p text:style-name="Standard">C. Use only ArrayList</text:p>
      <text:p text:style-name="Standard">D. Increase thread priority</text:p>
      <text:p text:style-name="P1"><text:span text:style-name="T1">A</text:span>nswer=B</text:p>
      <text:p text:style-name="Standard"/>
      <text:p text:style-name="Standard"><text:span text:style-name="T3">MCQ 4</text:span>: OOP Design Decision</text:p>
      <text:p text:style-name="Standard">A developer wants to enforce a rule that every type of course must implement a method calculateFee() but allow different implementations.</text:p>
      <text:p text:style-name="Standard">Which concept should be used?</text:p>
      <text:p text:style-name="Standard">A. Abstract Class</text:p>
      <text:p text:style-name="Standard">B. Interface</text:p>
      <text:p text:style-name="Standard">C. Inheritance only</text:p>
      <text:p text:style-name="Standard">D. Static class</text:p>
      <text:p text:style-name="P1"><text:span text:style-name="T1">A</text:span>nswer=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6T15:45:15.983000000</meta:creation-date>
    <dc:date>2026-04-16T15:48:26.213000000</dc:date>
    <meta:editing-duration>PT3M12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2" meta:word-count="201" meta:character-count="1348" meta:non-whitespace-character-count="1179"/>
  </office:meta>
</office:document-meta>
</file>